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1" svg:font-family="'Bitstream Charter'" style:font-pitch="variable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d00d2" officeooo:paragraph-rsid="000d00d2"/>
    </style:style>
    <style:style style:name="P2" style:family="paragraph" style:parent-style-name="Text_20_body">
      <style:text-properties officeooo:rsid="000d5d49" officeooo:paragraph-rsid="000d5d49"/>
    </style:style>
    <style:style style:name="P3" style:family="paragraph" style:parent-style-name="Title">
      <style:text-properties style:font-name="Bitstream Charter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ed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T John the ripper</text:p>
      <text:p text:style-name="P1"/>
      <text:p text:style-name="P1"/>
      <text:p text:style-name="P1">1. Installation</text:p>
      <text:p text:style-name="code"># apt install john</text:p>
      <text:p text:style-name="P1">2. Utilisation</text:p>
      <text:p text:style-name="P1">Le mot de passe des utilisateurs sont sauvegardé dans deux fichiers qui sont uniquement accessible depuis le compte root..</text:p>
      <text:p text:style-name="P1">Le fichier "/etc/passwd" qui contient les noms des comptes utilisateurs (logins) et le fichier "/etc/shadow" qui contient les mots de passes mais cryptés.</text:p>
      <text:p text:style-name="P2">Il faut donc fusionner les deux fichiers.</text:p>
      <text:p text:style-name="code"># unshadow /etc/passwd /etc/shadow &gt; pass.txt</text:p>
      <text:p text:style-name="P2">Il n’y a plus qu’à exécuter john sur le fichier fusionné.</text:p>
      <text:p text:style-name="code"># john –show pass.txt</text:p>
      <text:p text:style-name="P2">L’option –<text:span text:style-name="T1">show </text:span><text:span text:style-name="T2">permet d’afficher les mots de passes dans le terminal une fois le travail terminé.</text:span></text:p>
      <text:p text:style-name="P2"><text:span text:style-name="T2">Par défault il va cracker les mots de passe de tout les comptes, ce qui va prendre du temps.<text:line-break/>Mais il est possible de spécifier le nom d'un compte à cracker ou bien avec le numéro UID.</text:span></text:p>
      <text:p text:style-name="code"># <text:span text:style-name="T3">j</text:span>ohn --users=<text:span text:style-name="T3">nom_user</text:span> pass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1" svg:font-family="'Bitstream Charter'" style:font-pitch="variable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Bitstream Charter" fo:font-family="'Bitstream Charter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writing-mode="page"/>
      <style:text-properties style:font-name="Bitstream Charter" fo:font-family="'Bitstream Charter'" style:font-style-name="Normal" style:font-pitch="variable" officeooo:rsid="00139aa2" fo:background-color="#cccccc" style:font-size-asian="10.5pt"/>
    </style:style>
    <style:style style:name="cita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text-indent="0cm" style:auto-text-indent="false" fo:background-color="#eeeeee" style:shadow="none" style:writing-mode="page"/>
      <style:text-properties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8:25:17.716518582</meta:creation-date>
    <dc:date>2018-01-17T21:38:52.810379979</dc:date>
    <meta:editing-duration>PT12M14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140" meta:character-count="817" meta:non-whitespace-character-count="691"/>
  </office:meta>
</office:document-meta>
</file>